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fr" fo:country="FR" style:language-asian="zxx" style:country-asian="none" style:language-complex="zxx" style:country-complex="none"/>
    </style:style>
    <style:style style:name="P2" style:family="paragraph" style:parent-style-name="Standard">
      <style:text-properties fo:language="fr" fo:country="FR" style:text-underline-style="none" style:language-asian="zxx" style:country-asian="none" style:language-complex="zxx" style:country-complex="none"/>
    </style:style>
    <style:style style:name="P3" style:family="paragraph" style:parent-style-name="Standard">
      <style:text-properties fo:language="fr" fo:country="FR" style:language-asian="zxx" style:country-asian="none" style:language-complex="zxx" style:country-complex="none"/>
    </style:style>
    <style:style style:name="P4" style:family="paragraph" style:parent-style-name="Standard">
      <style:text-properties fo:language="fr" fo:country="FR" style:text-underline-style="none" style:language-asian="zxx" style:country-asian="none" style:language-complex="zxx" style:country-complex="none"/>
    </style:style>
    <style:style style:name="P5" style:family="paragraph" style:parent-style-name="Standard">
      <style:text-properties fo:language="fr" fo:country="FR" style:text-underline-style="solid" style:text-underline-width="auto" style:text-underline-color="font-color" fo:font-weight="bold" style:language-asian="zxx" style:country-asian="none" style:font-weight-asian="bold" style:language-complex="zxx" style:country-complex="none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none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cio : Regard sur société et faits sociaux (Durkheim). Discipline empirique et non spéculative.</text:p>
      <text:p text:style-name="P1"/>
      <text:p text:style-name="P1">Analyse faits sociaux : comprendre les faits tels qu'ils sont et non pas tels qu'ils devraient être</text:p>
      <text:p text:style-name="P1"/>
      <text:p text:style-name="P1">Prénotions : stéréotypes</text:p>
      <text:p text:style-name="P1"/>
      <text:p text:style-name="P1">Travail enquête :</text:p>
      <text:p text:style-name="P1">1. Rupture</text:p>
      <text:p text:style-name="P1">- Rompre avec prénotion</text:p>
      <text:p text:style-name="P1"/>
      <text:p text:style-name="P1">2. Construction</text:p>
      <text:p text:style-name="P1">- Reconsidérer sujet étudié par le biais de la sociologie</text:p>
      <text:p text:style-name="P1"/>
      <text:p text:style-name="P1">3. Expérimentation/Constatation</text:p>
      <text:p text:style-name="P1">- Analyse données recueillies</text:p>
      <text:p text:style-name="P1"/>
      <text:p text:style-name="P1">Travail théorique et empirique (sur le terrain)</text:p>
      <text:p text:style-name="P1">- Hypothético-déductive</text:p>
      <text:p text:style-name="P1">- Hypothético-inductive</text:p>
      <text:p text:style-name="P1"/>
      <text:p text:style-name="P1">Choisir thème :</text:p>
      <text:p text:style-name="P1">- Ne pas prendre de thème trop large</text:p>
      <text:p text:style-name="P1">- Terrain accessible</text:p>
      <text:p text:style-name="P1">- Eviter les sujets sur les pratiques "bizarres", "cool", etc.</text:p>
      <text:p text:style-name="P1">- Eviter pratiques trop proches/éloignées</text:p>
      <text:p text:style-name="P1">- Eviter questions tabous</text:p>
      <text:p text:style-name="P1"/>
      <text:p text:style-name="P1">Carnet de terrain :</text:p>
      <text:p text:style-name="P1">- Prendre des notes sur l'enquête (datées)</text:p>
      <text:p text:style-name="P1"><text:tab/>- Page de gauche : interactions</text:p>
      <text:p text:style-name="P1"><text:tab/>- Page de droite : théorie / pensées</text:p>
      <text:p text:style-name="P1"/>
      <text:p text:style-name="P1">Entretien :</text:p>
      <text:p text:style-name="P1">- Entretien libres (non directif) : thème est lancé et l’enquêté parle librement sans intervention de l’enquêteur.</text:p>
      <text:p text:style-name="P1">- Entretien directif : questions/réponses</text:p>
      <text:p text:style-name="P5">- Semi directif: constituer certains nombre de thèmes et pousser l'enquêté à participer à ce thème.<text:span text:style-name="T3"> (Plusieurs questions dans la grille d'entretien, pour un seul thème)</text:span></text:p>
      <text:p text:style-name="P1">- Entretien épistolaire (par écrit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Travail groupe : Deux pages sur le choix du sujet</text:p>
      <text:p text:style-name="P1">- Bien écrit</text:p>
      <text:p text:style-name="P1">- Concis</text:p>
      <text:p text:style-name="P1">- Pourquoi ce sujet</text:p>
      <text:p text:style-name="P1">- Les questions pertinentes</text:p>
      <text:p text:style-name="P1">+ biblio</text:p>
      <text:p text:style-name="P1"/>
      <text:p text:style-name="P1">Plus tard : </text:p>
      <text:p text:style-name="P1">- Fiche de lecture</text:p>
      <text:p text:style-name="P1">- Grille d'entretien</text:p>
      <text:p text:style-name="P1"/>
      <text:p text:style-name="P1">Aller plus loin :</text:p>
      <text:p text:style-name="P1">- L. Wacquant, <text:span text:style-name="T1">Corps et ames</text:span></text:p>
      <text:p text:style-name="P2">- S. Beau et F. Webert, <text:span text:style-name="T1">Guide de l'enquête de terrain</text:span></text:p>
      <text:p text:style-name="P2">- M. Montaigne, <text:span text:style-name="T1">Riche, pourquoi pas toi ?</text:span></text:p>
      <text:p text:style-name="P2">- A. Ernaux</text:p>
      <text:p text:style-name="P2">- F. Lepage</text:p>
      <text:p text:style-name="P2">- Becker, <text:span text:style-name="T1">Outsider</text:span></text:p>
      <text:p text:style-name="P2">- cairn.info (articles socio)</text:p>
      <text:p text:style-name="P2">- persee (articles socio)</text:p>
      <text:p text:style-name="P2">- Blog : Emile, on band 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40M35S</meta:editing-duration>
    <meta:editing-cycles>13</meta:editing-cycles>
    <meta:generator>OpenOffice/4.0.0$Win32 OpenOffice.org_project/400m3$Build-9702</meta:generator>
    <dc:date>2014-10-07T16:36:49.43</dc:date>
    <meta:document-statistic meta:table-count="0" meta:image-count="0" meta:object-count="0" meta:page-count="2" meta:paragraph-count="47" meta:word-count="273" meta:character-count="1623"/>
    <meta:user-defined meta:name="Info 1"/>
    <meta:user-defined meta:name="Info 2"/>
    <meta:user-defined meta:name="Info 3"/>
    <meta:user-defined meta:name="Info 4"/>
  </office:meta>
</office:document-meta>
</file>